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24.633cm" fo:margin-left="-0.176cm" fo:margin-top="0cm" fo:margin-bottom="0cm" table:align="left" style:writing-mode="page"/>
    </style:style>
    <style:style style:name="Tableau1.A" style:family="table-column">
      <style:table-column-properties style:column-width="2.14cm"/>
    </style:style>
    <style:style style:name="Tableau1.B" style:family="table-column">
      <style:table-column-properties style:column-width="22.493cm"/>
    </style:style>
    <style:style style:name="Tableau1.1" style:family="table-row">
      <style:table-row-properties fo:keep-together="auto"/>
    </style:style>
    <style:style style:name="Tableau1.A1" style:family="table-cell">
      <style:table-cell-properties fo:background-color="transparent" fo:padding="0.176cm" fo:border="1pt solid #000000">
        <style:background-image/>
      </style:table-cell-properties>
    </style:style>
    <style:style style:name="Tableau2" style:family="table">
      <style:table-properties style:width="24.617cm" fo:margin-left="-0.176cm" fo:margin-top="0cm" fo:margin-bottom="0cm" table:align="left" style:writing-mode="page"/>
    </style:style>
    <style:style style:name="Tableau2.A" style:family="table-column">
      <style:table-column-properties style:column-width="2.193cm"/>
    </style:style>
    <style:style style:name="Tableau2.B" style:family="table-column">
      <style:table-column-properties style:column-width="5.375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fo:background-color="transparent" fo:padding="0.176cm" fo:border="1pt solid #000000">
        <style:background-image/>
      </style:table-cell-properties>
    </style:style>
    <style:style style:name="Tableau3" style:family="table">
      <style:table-properties style:width="24.58cm" fo:margin-left="0.051cm" fo:margin-top="0cm" fo:margin-bottom="0cm" table:align="left" style:writing-mode="page"/>
    </style:style>
    <style:style style:name="Tableau3.A" style:family="table-column">
      <style:table-column-properties style:column-width="4.812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41cm"/>
    </style:style>
    <style:style style:name="Tableau3.E" style:family="table-column">
      <style:table-column-properties style:column-width="5.77cm"/>
    </style:style>
    <style:style style:name="Tableau3.1" style:family="table-row">
      <style:table-row-properties fo:keep-together="auto"/>
    </style:style>
    <style:style style:name="Tableau3.A1" style:family="table-cell">
      <style:table-cell-properties fo:background-color="transparent" fo:padding="0.176cm" fo:border="1pt solid #000000">
        <style:background-image/>
      </style:table-cell-properties>
    </style:style>
    <style:style style:name="Tableau4" style:family="table">
      <style:table-properties style:width="24.58cm" fo:margin-left="0.051cm" fo:margin-top="0cm" fo:margin-bottom="0cm" table:align="left" style:writing-mode="page"/>
    </style:style>
    <style:style style:name="Tableau4.A" style:family="table-column">
      <style:table-column-properties style:column-width="4.812cm"/>
    </style:style>
    <style:style style:name="Tableau4.B" style:family="table-column">
      <style:table-column-properties style:column-width="4.498cm"/>
    </style:style>
    <style:style style:name="Tableau4.C" style:family="table-column">
      <style:table-column-properties style:column-width="4.26cm"/>
    </style:style>
    <style:style style:name="Tableau4.D" style:family="table-column">
      <style:table-column-properties style:column-width="5.241cm"/>
    </style:style>
    <style:style style:name="Tableau4.E" style:family="table-column">
      <style:table-column-properties style:column-width="5.77cm"/>
    </style:style>
    <style:style style:name="Tableau4.1" style:family="table-row">
      <style:table-row-properties fo:keep-together="auto"/>
    </style:style>
    <style:style style:name="Tableau4.A1" style:family="table-cell">
      <style:table-cell-properties fo:background-color="transparent" fo:padding="0.176cm" fo:border="1pt solid #000000">
        <style:background-image/>
      </style:table-cell-properties>
    </style:style>
    <style:style style:name="Tableau5" style:family="table">
      <style:table-properties style:width="24.58cm" fo:margin-left="0.051cm" fo:margin-top="0cm" fo:margin-bottom="0cm" table:align="left" style:writing-mode="page"/>
    </style:style>
    <style:style style:name="Tableau5.A" style:family="table-column">
      <style:table-column-properties style:column-width="4.812cm"/>
    </style:style>
    <style:style style:name="Tableau5.B" style:family="table-column">
      <style:table-column-properties style:column-width="4.498cm"/>
    </style:style>
    <style:style style:name="Tableau5.C" style:family="table-column">
      <style:table-column-properties style:column-width="4.26cm"/>
    </style:style>
    <style:style style:name="Tableau5.D" style:family="table-column">
      <style:table-column-properties style:column-width="5.241cm"/>
    </style:style>
    <style:style style:name="Tableau5.E" style:family="table-column">
      <style:table-column-properties style:column-width="5.77cm"/>
    </style:style>
    <style:style style:name="Tableau5.1" style:family="table-row">
      <style:table-row-properties fo:keep-together="auto"/>
    </style:style>
    <style:style style:name="Tableau5.A1" style:family="table-cell">
      <style:table-cell-properties fo:background-color="transparent" fo:padding="0.176cm" fo:border="1pt solid #000000">
        <style:background-image/>
      </style:table-cell-properties>
    </style:style>
    <style:style style:name="P1" style:family="paragraph" style:parent-style-name="normal1">
      <style:paragraph-properties fo:text-align="start" style:justify-single-word="false"/>
    </style:style>
    <style:style style:name="P2" style:family="paragraph" style:parent-style-name="normal1">
      <style:paragraph-properties fo:line-height="100%" fo:orphans="0" fo:widows="0"/>
    </style:style>
    <style:style style:name="P3"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4" style:family="paragraph" style:parent-style-name="Standard">
      <style:paragraph-properties fo:margin-left="1.27cm" fo:line-height="100%" fo:orphans="0" fo:widows="0" fo:text-indent="0cm" style:auto-text-indent="false"/>
      <style:text-properties style:font-name="Montserrat"/>
    </style:style>
    <style:style style:name="P5" style:family="paragraph" style:parent-style-name="Standard">
      <style:paragraph-properties fo:margin-left="1.27cm" fo:line-height="100%" fo:orphans="0" fo:widows="0" fo:text-indent="0cm" style:auto-text-indent="false"/>
    </style:style>
    <style:style style:name="P6" style:family="paragraph" style:parent-style-name="Title" style:master-page-name="Standard">
      <style:paragraph-properties fo:margin-top="0cm" fo:margin-bottom="0.423cm" style:contextual-spacing="false" fo:line-height="100%" fo:text-align="center" style:justify-single-word="false" fo:orphans="0" fo:widows="0" style:page-number="1"/>
    </style:style>
    <style:style style:name="P7" style:family="paragraph" style:parent-style-name="Text_20_body">
      <style:paragraph-properties fo:margin-left="1.27cm" fo:line-height="100%" fo:orphans="0" fo:widows="0" fo:text-indent="0cm" style:auto-text-indent="false"/>
    </style:style>
    <style:style style:name="P8" style:family="paragraph" style:parent-style-name="Text_20_body">
      <style:paragraph-properties fo:margin-left="1.27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9" style:family="paragraph" style:parent-style-name="normal11">
      <style:paragraph-properties fo:line-height="100%" fo:orphans="0" fo:widows="0"/>
      <style:text-properties style:font-name="Montserrat" fo:font-size="11pt" style:font-size-asian="11pt" style:font-size-complex="11pt"/>
    </style:style>
    <style:style style:name="P10" style:family="paragraph" style:parent-style-name="normal11">
      <style:paragraph-properties fo:line-height="100%" fo:orphans="0" fo:widows="0"/>
    </style:style>
    <style:style style:name="P11" style:family="paragraph" style:parent-style-name="Table_20_Contents">
      <style:text-properties style:font-name="Montserrat" fo:font-size="11pt" fo:font-style="italic" style:font-name-asian="Montserrat1" style:font-size-asian="11pt" style:font-style-asian="italic" style:font-name-complex="Montserrat1" style:font-size-complex="11pt" style:font-style-complex="italic"/>
    </style:style>
    <style:style style:name="P12" style:family="paragraph" style:parent-style-name="Table_20_Contents">
      <style:text-properties style:font-name="Montserrat" fo:font-size="11pt" style:font-name-asian="Montserrat1" style:font-size-asian="11pt" style:font-name-complex="Montserrat1" style:font-size-complex="11pt"/>
    </style:style>
    <style:style style:name="P13" style:family="paragraph" style:parent-style-name="normal1">
      <style:paragraph-properties fo:line-height="100%" fo:orphans="0" fo:widows="0"/>
    </style:style>
    <style:style style:name="P14" style:family="paragraph" style:parent-style-name="normal1" style:list-style-name="WWNum5">
      <style:paragraph-properties fo:margin-left="1.27cm" fo:line-height="100%" fo:orphans="0" fo:widows="0" fo:text-indent="-0.635cm" style:auto-text-indent="false"/>
    </style:style>
    <style:style style:name="P15" style:family="paragraph" style:parent-style-name="normal1" style:list-style-name="WWNum8">
      <style:paragraph-properties fo:margin-left="1.27cm" fo:line-height="100%" fo:orphans="0" fo:widows="0" fo:text-indent="-0.635cm" style:auto-text-indent="false"/>
    </style:style>
    <style:style style:name="P16" style:family="paragraph" style:parent-style-name="normal1">
      <style:paragraph-properties fo:margin-left="1.27cm" fo:line-height="100%" fo:orphans="0" fo:widows="0" fo:text-indent="0cm" style:auto-text-indent="false"/>
    </style:style>
    <style:style style:name="P17" style:family="paragraph" style:parent-style-name="normal1">
      <style:paragraph-properties fo:margin-left="1.27cm" fo:line-height="100%" fo:orphans="0" fo:widows="0" fo:text-indent="-0.635cm" style:auto-text-indent="false"/>
    </style:style>
    <style:style style:name="P18" style:family="paragraph" style:parent-style-name="normal1" style:list-style-name="WWNum4">
      <style:paragraph-properties fo:margin-left="1.27cm" fo:line-height="100%" fo:orphans="0" fo:widows="0" fo:text-indent="-0.635cm" style:auto-text-indent="false"/>
    </style:style>
    <style:style style:name="P19" style:family="paragraph" style:parent-style-name="normal1" style:list-style-name="WWNum2">
      <style:paragraph-properties fo:margin-left="1.27cm" fo:line-height="100%" fo:orphans="0" fo:widows="0" fo:text-indent="-0.635cm" style:auto-text-indent="false"/>
    </style:style>
    <style:style style:name="P20" style:family="paragraph" style:parent-style-name="normal1" style:list-style-name="WWNum1">
      <style:paragraph-properties fo:margin-left="1.27cm" fo:line-height="100%" fo:orphans="0" fo:widows="0" fo:text-indent="-0.635cm" style:auto-text-indent="false"/>
    </style:style>
    <style:style style:name="P21" style:family="paragraph" style:parent-style-name="normal1" style:list-style-name="WWNum6">
      <style:paragraph-properties fo:margin-left="1.27cm" fo:line-height="100%" fo:orphans="0" fo:widows="0" fo:text-indent="-0.635cm" style:auto-text-indent="false"/>
      <style:text-properties officeooo:paragraph-rsid="001239bc"/>
    </style:style>
    <style:style style:name="P22" style:family="paragraph" style:parent-style-name="normal1" style:list-style-name="WWNum3">
      <style:paragraph-properties fo:margin-left="1.27cm" fo:line-height="100%" fo:orphans="0" fo:widows="0" fo:text-indent="-0.635cm" style:auto-text-indent="false"/>
    </style:style>
    <style:style style:name="P23" style:family="paragraph" style:parent-style-name="normal1">
      <style:text-properties style:font-name="Montserrat" style:font-name-asian="Montserrat1" style:font-name-complex="Montserrat1"/>
    </style:style>
    <style:style style:name="P24" style:family="paragraph" style:parent-style-name="normal1">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25" style:family="paragraph" style:parent-style-name="normal1">
      <style:paragraph-properties fo:margin-left="0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26" style:family="paragraph" style:parent-style-name="normal1">
      <style:paragraph-properties fo:margin-left="1.27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7" style:family="paragraph" style:parent-style-name="normal1">
      <style:paragraph-properties fo:line-height="100%" fo:orphans="0" fo:widows="0"/>
      <style:text-properties style:font-name="Montserrat" fo:font-size="12pt" style:font-name-asian="Montserrat1" style:font-size-asian="12pt" style:font-name-complex="Montserrat1" style:font-size-complex="12pt"/>
    </style:style>
    <style:style style:name="P28" style:family="paragraph" style:parent-style-name="normal1">
      <style:paragraph-properties fo:margin-left="1.27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29" style:family="paragraph" style:parent-style-name="normal1">
      <style:text-properties style:font-name="Montserrat" fo:font-size="12pt" style:font-name-asian="Montserrat1" style:font-size-asian="12pt" style:font-name-complex="Montserrat1" style:font-size-complex="12pt"/>
    </style:style>
    <style:style style:name="P30" style:family="paragraph" style:parent-style-name="normal1">
      <style:paragraph-properties fo:margin-left="1.27cm" fo:text-indent="-0.635cm" style:auto-text-indent="false"/>
      <style:text-properties style:font-name="Montserrat" fo:font-size="12pt" style:text-underline-style="none" style:font-name-asian="Montserrat1" style:font-size-asian="12pt" style:font-name-complex="Montserrat1" style:font-size-complex="12pt"/>
    </style:style>
    <style:style style:name="P31" style:family="paragraph" style:parent-style-name="normal1">
      <style:paragraph-properties fo:line-height="100%" fo:orphans="0" fo:widows="0"/>
      <style:text-properties style:font-name="Montserrat" fo:font-size="11pt" style:font-size-asian="11pt" style:font-size-complex="11pt"/>
    </style:style>
    <style:style style:name="P32" style:family="paragraph" style:parent-style-name="normal1">
      <style:paragraph-properties fo:line-height="100%" fo:orphans="0" fo:widows="0"/>
      <style:text-properties style:font-name="Montserrat" fo:font-size="11pt" fo:font-weight="bold" style:font-size-asian="11pt" style:font-weight-asian="bold" style:font-size-complex="11pt" style:font-weight-complex="bold"/>
    </style:style>
    <style:style style:name="P33" style:family="paragraph" style:parent-style-name="normal1">
      <style:text-properties style:font-name="Montserrat" fo:font-size="14pt" fo:font-weight="bold" style:font-name-asian="Montserrat1" style:font-size-asian="14pt" style:font-weight-asian="bold" style:font-name-complex="Montserrat1" style:font-size-complex="14pt"/>
    </style:style>
    <style:style style:name="P34" style:family="paragraph" style:parent-style-name="normal1">
      <style:paragraph-properties fo:margin-lef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35" style:family="paragraph" style:parent-style-name="normal1">
      <style:text-properties fo:color="#666666" loext:opacity="100%" style:font-name="Montserrat" fo:font-size="12pt" style:font-name-asian="Montserrat1" style:font-size-asian="12pt" style:font-name-complex="Montserrat1" style:font-size-complex="12pt"/>
    </style:style>
    <style:style style:name="P36" style:family="paragraph" style:parent-style-name="normal1" style:list-style-name="WWNum4">
      <style:paragraph-properties fo:margin-left="1.27cm" fo:text-indent="-0.635cm" style:auto-text-indent="false"/>
    </style:style>
    <style:style style:name="P37" style:family="paragraph" style:parent-style-name="normal1">
      <style:paragraph-properties fo:text-indent="-0.026cm" style:auto-text-indent="false"/>
    </style:style>
    <style:style style:name="P38" style:family="paragraph" style:parent-style-name="normal1">
      <style:paragraph-properties fo:line-height="100%" fo:orphans="0" fo:widows="0"/>
      <style:text-properties fo:font-style="italic" style:font-name-asian="Montserrat1" style:font-style-asian="italic" style:font-name-complex="Montserrat1"/>
    </style:style>
    <style:style style:name="P39" style:family="paragraph" style:parent-style-name="normal1">
      <style:paragraph-properties fo:line-height="100%" fo:orphans="0" fo:widows="0"/>
      <style:text-properties fo:font-style="italic" style:font-name-asian="Montserrat1" style:font-style-asian="italic" style:font-name-complex="Montserrat1" style:font-style-complex="italic"/>
    </style:style>
    <style:style style:name="P40" style:family="paragraph" style:parent-style-name="normal1">
      <style:paragraph-properties fo:line-height="100%" fo:orphans="0" fo:widows="0"/>
      <style:text-properties fo:font-style="normal" style:font-name-asian="Montserrat1" style:font-style-asian="normal" style:font-name-complex="Montserrat1" style:font-style-complex="normal"/>
    </style:style>
    <style:style style:name="P41" style:family="paragraph" style:parent-style-name="normal1">
      <style:paragraph-properties fo:line-height="100%" fo:orphans="0" fo:widows="0"/>
      <style:text-properties fo:color="#2c3338" loext:opacity="100%" style:font-name="Montserrat" fo:font-size="11pt" fo:font-style="italic" fo:background-color="#ffffff" style:font-name-asian="Montserrat1" style:font-size-asian="11pt" style:font-style-asian="italic" style:font-name-complex="Montserrat1" style:font-size-complex="11pt"/>
    </style:style>
    <style:style style:name="P42" style:family="paragraph" style:parent-style-name="normal1" style:list-style-name="WWNum7">
      <style:paragraph-properties fo:margin-left="1.27cm" fo:text-indent="-0.635cm" style:auto-text-indent="false"/>
    </style:style>
    <style:style style:name="P43" style:family="paragraph" style:parent-style-name="normal1">
      <style:paragraph-properties fo:margin-left="1.27cm" fo:text-indent="0cm" style:auto-text-indent="false"/>
    </style:style>
    <style:style style:name="P44" style:family="paragraph" style:parent-style-name="normal1">
      <style:paragraph-properties fo:margin-left="1.27cm" fo:text-indent="-0.635cm" style:auto-text-indent="false"/>
    </style:style>
    <style:style style:name="P45" style:family="paragraph" style:parent-style-name="normal1" style:list-style-name="WWNum6">
      <style:paragraph-properties fo:margin-left="1.27cm" fo:line-height="100%" fo:orphans="0" fo:widows="0" fo:text-indent="-0.635cm" style:auto-text-indent="false"/>
      <style:text-properties officeooo:rsid="001239bc" officeooo:paragraph-rsid="001239bc"/>
    </style:style>
    <style:style style:name="P46" style:family="paragraph">
      <loext:graphic-properties draw:fill="solid" draw:fill-color="#a0a0a0"/>
      <style:paragraph-properties fo:text-align="start"/>
      <style:text-properties fo:font-size="18pt"/>
    </style:style>
    <style:style style:name="T1" style:family="text">
      <style:text-properties style:font-name="Montserrat"/>
    </style:style>
    <style:style style:name="T2" style:family="text">
      <style:text-properties style:font-name="Montserrat" style:font-name-asian="Montserrat1" style:font-name-complex="Montserrat1"/>
    </style:style>
    <style:style style:name="T3" style:family="text">
      <style:text-properties style:font-name="Montserrat" fo:font-weight="bold" style:font-name-asian="Montserrat1" style:font-weight-asian="bold" style:font-name-complex="Montserrat1"/>
    </style:style>
    <style:style style:name="T4" style:family="text">
      <style:text-properties style:font-name="Montserrat" fo:font-size="12pt" style:font-name-asian="Montserrat1" style:font-size-asian="12pt" style:font-name-complex="Montserrat1" style:font-size-complex="12pt"/>
    </style:style>
    <style:style style:name="T5" style:family="text">
      <style:text-properties style:font-name="Montserrat" fo:font-size="12pt" officeooo:rsid="001239bc" style:font-name-asian="Montserrat1" style:font-size-asian="12pt" style:font-name-complex="Montserrat1" style:font-size-complex="12pt"/>
    </style:style>
    <style:style style:name="T6"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7" style:family="text">
      <style:text-properties style:font-name="Montserrat" fo:font-size="12pt" fo:font-weight="bold" style:font-name-asian="Montserrat1" style:font-size-asian="12pt" style:font-weight-asian="bold" style:font-name-complex="Montserrat1" style:font-size-complex="12pt"/>
    </style:style>
    <style:style style:name="T8" style:family="text">
      <style:text-properties style:font-name="Montserrat" fo:font-size="12pt" fo:font-style="italic" style:font-name-asian="Montserrat1" style:font-size-asian="12pt" style:font-style-asian="italic" style:font-name-complex="Montserrat1" style:font-size-complex="12pt"/>
    </style:style>
    <style:style style:name="T9" style:family="text">
      <style:text-properties style:font-name="Montserrat" fo:font-size="12pt" style:text-underline-style="none" style:font-name-asian="Montserrat1" style:font-size-asian="12pt" style:font-name-complex="Montserrat1" style:font-size-complex="12pt"/>
    </style:style>
    <style:style style:name="T10" style:family="text">
      <style:text-properties style:font-name="Montserrat" fo:font-size="14pt" fo:font-weight="bold" style:font-name-asian="Montserrat1" style:font-size-asian="14pt" style:font-weight-asian="bold" style:font-name-complex="Montserrat1" style:font-size-complex="14pt"/>
    </style:style>
    <style:style style:name="T11" style:family="text">
      <style:text-properties style:font-name="Montserrat" fo:font-size="14pt" style:text-underline-style="none" fo:font-weight="bold" style:font-name-asian="Montserrat1" style:font-size-asian="14pt" style:font-weight-asian="bold" style:font-name-complex="Montserrat1" style:font-size-complex="14pt"/>
    </style:style>
    <style:style style:name="T12" style:family="text">
      <style:text-properties style:font-name="Montserrat" fo:font-size="11pt" fo:font-style="italic" style:font-name-asian="Montserrat1" style:font-size-asian="11pt" style:font-style-asian="italic" style:font-name-complex="Montserrat1" style:font-size-complex="11pt"/>
    </style:style>
    <style:style style:name="T13" style:family="text">
      <style:text-properties style:font-name="Montserrat" fo:font-size="11pt" fo:font-style="italic" style:font-name-asian="Montserrat1" style:font-size-asian="11pt" style:font-style-asian="italic" style:font-name-complex="Montserrat1" style:font-size-complex="11pt" style:font-style-complex="italic"/>
    </style:style>
    <style:style style:name="T14" style:family="text">
      <style:text-properties style:font-name="Montserrat" fo:font-size="11pt" fo:font-style="italic" fo:font-weight="bold" style:font-name-asian="Montserrat1" style:font-size-asian="11pt" style:font-style-asian="italic" style:font-weight-asian="bold" style:font-name-complex="Montserrat1" style:font-size-complex="11pt" style:font-weight-complex="bold"/>
    </style:style>
    <style:style style:name="T15" style:family="text">
      <style:text-properties style:font-name="Montserrat" fo:font-size="11pt" fo:font-style="italic" fo:font-weight="bold" style:font-name-asian="Montserrat1" style:font-size-asian="11pt" style:font-style-asian="italic" style:font-weight-asian="bold" style:font-name-complex="Montserrat1" style:font-size-complex="11pt" style:font-style-complex="italic" style:font-weight-complex="bold"/>
    </style:style>
    <style:style style:name="T16" style:family="text">
      <style:text-properties style:font-name="Montserrat" fo:font-size="11pt" fo:font-style="italic" fo:font-weight="normal" style:font-name-asian="Montserrat1" style:font-size-asian="11pt" style:font-style-asian="italic" style:font-weight-asian="normal" style:font-name-complex="Montserrat1" style:font-size-complex="11pt" style:font-style-complex="italic" style:font-weight-complex="normal"/>
    </style:style>
    <style:style style:name="T17" style:family="text">
      <style:text-properties style:font-name="Montserrat"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style:font-name="Montserrat" fo:font-size="11pt" style:font-size-asian="11pt" style:font-size-complex="11pt"/>
    </style:style>
    <style:style style:name="T19" style:family="text">
      <style:text-properties style:font-name="Montserrat" fo:font-size="11pt" fo:font-weight="bold" style:font-size-asian="11pt" style:font-weight-asian="bold" style:font-size-complex="11pt" style:font-weight-complex="bold"/>
    </style:style>
    <style:style style:name="T20" style:family="text">
      <style:text-properties style:font-name="Montserrat" fo:font-size="11pt" fo:font-style="normal" fo:font-weight="bold" style:font-name-asian="Montserrat1" style:font-size-asian="11pt" style:font-style-asian="normal" style:font-weight-asian="bold" style:font-name-complex="Montserrat1" style:font-size-complex="11pt" style:font-style-complex="normal" style:font-weight-complex="bold"/>
    </style:style>
    <style:style style:name="T21" style:family="text">
      <style:text-properties style:font-name="Montserrat" fo:font-size="11pt" style:font-name-asian="Montserrat1" style:font-size-asian="11pt" style:font-name-complex="Montserrat1" style:font-size-complex="11pt"/>
    </style:style>
    <style:style style:name="T22" style:family="text">
      <style:text-properties fo:color="#666666" loext:opacity="100%" style:font-name="Montserrat" fo:font-size="12pt" style:font-name-asian="Montserrat1" style:font-size-asian="12pt" style:font-name-complex="Montserrat1" style:font-size-complex="12pt"/>
    </style:style>
    <style:style style:name="T23" style:family="text">
      <style:text-properties fo:color="#2c3338" loext:opacity="100%" style:font-name="Montserrat" fo:font-size="11pt" fo:font-style="italic" fo:background-color="#ffffff" loext:char-shading-value="0" style:font-name-asian="Montserrat1" style:font-size-asian="11pt" style:font-style-asian="italic" style:font-name-complex="Montserrat1" style:font-size-complex="11pt"/>
    </style:style>
    <style:style style:name="T24" style:family="text">
      <style:text-properties fo:color="#2c3338" loext:opacity="100%" style:font-name="Montserrat" fo:font-style="italic" fo:background-color="#ffffff" loext:char-shading-value="0" style:font-name-asian="Montserrat1" style:font-style-asian="italic" style:font-name-complex="Montserrat1"/>
    </style:style>
    <style:style style:name="T25" style:family="text">
      <style:text-properties fo:font-style="italic" style:font-name-asian="Montserrat1" style:font-style-asian="italic" style:font-name-complex="Montserrat1"/>
    </style:style>
    <style:style style:name="T26" style:family="text">
      <style:text-properties fo:font-style="italic" style:font-name-asian="Montserrat1" style:font-style-asian="italic" style:font-name-complex="Montserrat1" style:font-style-complex="italic"/>
    </style:style>
    <style:style style:name="T27" style:family="text">
      <style:text-properties fo:font-style="normal" style:font-name-asian="Montserrat1" style:font-style-asian="normal" style:font-name-complex="Montserrat1" style:font-style-complex="normal"/>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cm" draw:fill="solid" draw:fill-color="#a0a0a0" draw:textarea-vertical-align="top" draw:auto-grow-height="false" fo:min-height="0cm" fo:min-width="24.121cm" fo:padding-top="0.125cm" fo:padding-bottom="0.125cm" fo:padding-left="0.25cm" fo:padding-right="0.25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bookmark text:name="_1jgtpi0w9ri"/><text:span text:style-name="T2">Spécifications techniques</text:span><text:span text:style-name="T2"/></text:p>
      <table:table table:name="Tableau1" table:style-name="Tableau1">
        <table:table-column table:style-name="Tableau1.A"/>
        <table:table-column table:style-name="Tableau1.B"/>
        <table:table-row table:style-name="Tableau1.1">
          <table:table-cell table:style-name="Tableau1.A1" office:value-type="string">
            <text:p text:style-name="P2" loext:marker-style-name="T2"><text:span text:style-name="T3">Projet</text:span><text:span text:style-name="T3"/></text:p>
          </table:table-cell>
          <table:table-cell table:style-name="Tableau1.A1" office:value-type="string">
            <text:p text:style-name="P2" loext:marker-style-name="T2"><text:span text:style-name="T2">[nom du projet + nom du client]</text:span><text:span text:style-name="T2"/></text:p>
          </table:table-cell>
        </table:table-row>
      </table:table>
      <text:p text:style-name="P23" loext:marker-style-name="T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 loext:marker-style-name="T3"><text:span text:style-name="T3">Version</text:span><text:span text:style-name="T3"/></text:p>
          </table:table-cell>
          <table:table-cell table:style-name="Tableau2.A1" office:value-type="string">
            <text:p text:style-name="P2" loext:marker-style-name="T3"><text:span text:style-name="T3">Auteur</text:span><text:span text:style-name="T3"/></text:p>
          </table:table-cell>
          <table:table-cell table:style-name="Tableau2.A1" office:value-type="string">
            <text:p text:style-name="P2" loext:marker-style-name="T3"><text:span text:style-name="T3">Date</text:span><text:span text:style-name="T3"/></text:p>
          </table:table-cell>
          <table:table-cell table:style-name="Tableau2.A1" office:value-type="string">
            <text:p text:style-name="P2" loext:marker-style-name="T3"><text:span text:style-name="T3">Approbation</text:span></text:p>
          </table:table-cell>
        </table:table-row>
        <table:table-row table:style-name="Tableau2.1">
          <table:table-cell table:style-name="Tableau2.A1" office:value-type="string">
            <text:p text:style-name="P2" loext:marker-style-name="T2"><text:span text:style-name="T2">1.0</text:span><text:span text:style-name="T2"/></text:p>
          </table:table-cell>
          <table:table-cell table:style-name="Tableau2.A1" office:value-type="string">
            <text:p text:style-name="P2" loext:marker-style-name="T2"><text:span text:style-name="T2">[nom de l’auteur]</text:span><text:span text:style-name="T2"/></text:p>
          </table:table-cell>
          <table:table-cell table:style-name="Tableau2.A1" office:value-type="string">
            <text:p text:style-name="P2" loext:marker-style-name="T2"><text:span text:style-name="T2">[date de réalisation du document]</text:span><text:span text:style-name="T2"/></text:p>
          </table:table-cell>
          <table:table-cell table:style-name="Tableau2.A1" office:value-type="string">
            <text:p text:style-name="P2" loext:marker-style-name="T2"><text:span text:style-name="T2">[nom de la personne qui doit valider le document]</text:span><text:span text:style-name="T2"/></text:p>
          </table:table-cell>
        </table:table-row>
      </table:table>
      <text:p text:style-name="P23" loext:marker-style-name="T2"/>
      <text:p text:style-name="normal1" loext:marker-style-name="T7"><text:span text:style-name="T4">Le but de ce document est de </text:span><text:span text:style-name="T6">définir et justifier</text:span><text:span text:style-name="T4"> les spécifications techniques de [nom du projet].</text:span></text:p>
      <text:p text:style-name="P24" loext:marker-style-name="T7"/>
      <text:p text:style-name="P35" loext:marker-style-name="T22"/>
      <text:list xml:id="list3625344715" text:style-name="WWNum4">
        <text:list-item>
          <text:p text:style-name="P36" loext:marker-style-name="T10"><text:span text:style-name="T10">Choix technologiques</text:span><text:span text:style-name="T10"/></text:p>
        </text:list-item>
      </text:list>
      <text:p text:style-name="P37" loext:marker-style-name="T7"><draw:custom-shape text:anchor-type="as-char" style:rel-width="100%" draw:z-index="7" draw:name="Forme1"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loext:marker-style-name="T7"/>
      <text:list text:style-name="WWNum5">
        <text:list-item>
          <text:p text:style-name="P14" loext:marker-style-name="T4"><text:span text:style-name="T4">État des lieux des besoins fonctionnels et de leurs solutions techniques :</text:span><text:span text:style-name="T4"/></text:p>
        </text:list-item>
      </text:list>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P26" loext:marker-style-name="T4"/>
      <text:p text:style-name="normal1"><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 loext:marker-style-name="T3"><text:span text:style-name="T3">Besoin</text:span></text:p>
          </table:table-cell>
          <table:table-cell table:style-name="Tableau3.A1" office:value-type="string">
            <text:p text:style-name="P2" loext:marker-style-name="T3"><text:span text:style-name="T3">Contraintes</text:span><text:span text:style-name="T3"/></text:p>
          </table:table-cell>
          <table:table-cell table:style-name="Tableau3.A1" office:value-type="string">
            <text:p text:style-name="P2" loext:marker-style-name="T3"><text:span text:style-name="T3">Solution</text:span><text:span text:style-name="T3"/></text:p>
          </table:table-cell>
          <table:table-cell table:style-name="Tableau3.A1" office:value-type="string">
            <text:p text:style-name="P2" loext:marker-style-name="T3"><text:span text:style-name="T3">Description de la solution</text:span><text:span text:style-name="T3"/></text:p>
          </table:table-cell>
          <table:table-cell table:style-name="Tableau3.A1" office:value-type="string">
            <text:p text:style-name="P2" loext:marker-style-name="T3"><text:span text:style-name="T3">Justification (2 arguments)</text:span><text:span text:style-name="T3"/></text:p>
          </table:table-cell>
        </table:table-row>
        <table:table-row table:style-name="Tableau3.1">
          <table:table-cell table:style-name="Tableau3.A1" office:value-type="string">
            <text:p text:style-name="P2" loext:marker-style-name="T18"><text:span text:style-name="T12">Créer un menu</text:span><text:span text:style-name="T12"/></text:p>
          </table:table-cell>
          <table:table-cell table:style-name="Tableau3.A1" office:value-type="string">
            <text:p text:style-name="Table_20_Contents" loext:marker-style-name="T18"><text:span text:style-name="T12">La création et les modifications doivent être dynamique</text:span><text:span text:style-name="T12"/></text:p>
          </table:table-cell>
          <table:table-cell table:style-name="Tableau3.A1" office:value-type="string">
            <text:p text:style-name="P2" loext:marker-style-name="T18"><text:span text:style-name="T12">React</text:span><text:span text:style-name="T12"/></text:p>
          </table:table-cell>
          <table:table-cell table:style-name="Tableau3.A1" office:value-type="string">
            <text:p text:style-name="P2" loext:marker-style-name="T24"><text:span text:style-name="T23">Ce </text:span><text:a xlink:type="simple" xlink:href="https://kinsta.com/fr/blog/vue-js/" text:style-name="Internet_20_link" text:visited-style-name="Visited_20_Internet_20_Link"><text:span text:style-name="Internet_20_link"><text:span text:style-name="T23">framework JS frontend</text:span></text:span></text:a><text:span text:style-name="T23"> permet de créer applications web dynamiques puisque les données de son interface utilisateur se mettent constamment à jour.</text:span></text:p>
          </table:table-cell>
          <table:table-cell table:style-name="Tableau3.A1" office:value-type="string">
            <text:p text:style-name="P2"><text:span text:style-name="T12">- </text:span><text:span text:style-name="Strong_20_Emphasis"><text:span text:style-name="T12">Développement plus rapide :</text:span></text:span><text:span text:style-name="T12"> nous utiliserons une bibliothèque de composants React</text:span></text:p>
            <text:p text:style-name="P31" loext:marker-style-name="T18"/>
            <text:p text:style-name="P2" loext:marker-style-name="T19"><text:span text:style-name="T14">- facile à utiliser</text:span><text:span text:style-name="T14"/></text:p>
            <text:p text:style-name="P38" loext:marker-style-name="T25"/>
            <text:p text:style-name="P2" loext:marker-style-name="T19"><text:span text:style-name="T14">-compatible avec tous les navigateurs</text:span><text:span text:style-name="T14"/></text:p>
            <text:p text:style-name="P40" loext:marker-style-name="T27"/>
            <text:p text:style-name="P2" loext:marker-style-name="T19"><text:span text:style-name="T20">- </text:span><text:span text:style-name="T15">grande communauté</text:span></text:p>
            <text:p text:style-name="P39" loext:marker-style-name="T26"/>
            <text:p text:style-name="P2" loext:marker-style-name="T19"><text:span text:style-name="T15">-technologie adaptée à toutes les applications</text:span><text:span text:style-name="T15"/></text:p>
            <text:p text:style-name="P38" loext:marker-style-name="T25"/>
          </table:table-cell>
        </table:table-row>
        <table:table-row table:style-name="Tableau3.1">
          <table:table-cell table:style-name="Tableau3.A1" office:value-type="string">
            <text:p text:style-name="P2" loext:marker-style-name="T18"><text:span text:style-name="T12">Personnaliser un menu, branding restaurateur</text:span><text:span text:style-name="T12"/></text:p>
          </table:table-cell>
          <table:table-cell table:style-name="Tableau3.A1" office:value-type="string">
            <text:p text:style-name="Table_20_Contents" loext:marker-style-name="T18"><text:span text:style-name="T12">Stockage des données</text:span><text:span text:style-name="T12"/></text:p>
          </table:table-cell>
          <table:table-cell table:style-name="Tableau3.A1" office:value-type="string">
            <text:p text:style-name="P2" loext:marker-style-name="T18"><text:span text:style-name="T12">Firebase realtime database</text:span><text:span text:style-name="T12"/></text:p>
          </table:table-cell>
          <table:table-cell table:style-name="Tableau3.A1" office:value-type="string">
            <text:p text:style-name="P2" loext:marker-style-name="T23"><text:span text:style-name="T23">BDD hébergée dans le cloud et fournie par Google qui permet la synchronisation des données en temps réel pour les applications Web et mobiles.</text:span></text:p>
          </table:table-cell>
          <table:table-cell table:style-name="Tableau3.A1" office:value-type="string">
            <text:p text:style-name="P2" loext:marker-style-name="T18"><text:span text:style-name="T12">- </text:span><text:span text:style-name="T14">S</text:span><text:span text:style-name="T15">ynchronisation des données en temps réel</text:span></text:p>
            <text:p text:style-name="P31" loext:marker-style-name="T18"/>
            <text:p text:style-name="P31" loext:marker-style-name="T18"/>
            <text:p text:style-name="P2" loext:marker-style-name="T18"><text:span text:style-name="T15">-Règles de sécurité et d’accès intégrés</text:span><text:span text:style-name="T15"/></text:p>
            <text:p text:style-name="P31" loext:marker-style-name="T18"/>
            <text:p text:style-name="P2" loext:marker-style-name="T18"><text:span text:style-name="T15">-évolutive</text:span><text:span text:style-name="T15"/></text:p>
            <text:p text:style-name="P31" loext:marker-style-name="T18"/>
            <text:p text:style-name="P2" loext:marker-style-name="T18"><text:span text:style-name="T15">- compatibilité multi-plateforme</text:span><text:span text:style-name="T15"/></text:p>
          </table:table-cell>
        </table:table-row>
      </table:table>
      <text:p text:style-name="P27" loext:marker-style-name="T4"/>
      <text:p text:style-name="P27" loext:marker-style-name="T4"/>
      <text:p text:style-name="P27" loext:marker-style-name="T4"/>
      <table:table table:name="Tableau4" table:style-name="Tableau4">
        <table:table-column table:style-name="Tableau4.A"/>
        <table:table-column table:style-name="Tableau4.B"/>
        <table:table-column table:style-name="Tableau4.C"/>
        <table:table-column table:style-name="Tableau4.D"/>
        <table:table-column table:style-name="Tableau4.E"/>
        <text:soft-page-break/>
        <table:table-row table:style-name="Tableau4.1">
          <table:table-cell table:style-name="Tableau4.A1" office:value-type="string">
            <text:p text:style-name="P2" loext:marker-style-name="T3"><text:span text:style-name="T3">Besoin</text:span></text:p>
          </table:table-cell>
          <table:table-cell table:style-name="Tableau4.A1" office:value-type="string">
            <text:p text:style-name="P2" loext:marker-style-name="T3"><text:span text:style-name="T3">Contraintes</text:span><text:span text:style-name="T3"/></text:p>
          </table:table-cell>
          <table:table-cell table:style-name="Tableau4.A1" office:value-type="string">
            <text:p text:style-name="P2" loext:marker-style-name="T3"><text:span text:style-name="T3">Solution</text:span><text:span text:style-name="T3"/></text:p>
          </table:table-cell>
          <table:table-cell table:style-name="Tableau4.A1" office:value-type="string">
            <text:p text:style-name="P2" loext:marker-style-name="T3"><text:span text:style-name="T3">Description de la solution</text:span><text:span text:style-name="T3"/></text:p>
          </table:table-cell>
          <table:table-cell table:style-name="Tableau4.A1" office:value-type="string">
            <text:p text:style-name="P2" loext:marker-style-name="T3"><text:span text:style-name="T3">Justification (2 arguments)</text:span><text:span text:style-name="T3"/></text:p>
          </table:table-cell>
        </table:table-row>
        <table:table-row table:style-name="Tableau4.1">
          <table:table-cell table:style-name="Tableau4.A1" office:value-type="string">
            <text:p text:style-name="P2" loext:marker-style-name="T18"><text:span text:style-name="T12">Diffuser un menu sur deliveroo et instagram</text:span><text:span text:style-name="T12"/></text:p>
          </table:table-cell>
          <table:table-cell table:style-name="Tableau4.A1" office:value-type="string">
            <text:p text:style-name="Table_20_Contents" loext:marker-style-name="T18"><text:span text:style-name="T12">Contacter et envoyer les données aux API concernées</text:span><text:span text:style-name="T12"/></text:p>
          </table:table-cell>
          <table:table-cell table:style-name="Tableau4.A1" office:value-type="string">
            <text:p text:style-name="P31" loext:marker-style-name="T18"/>
          </table:table-cell>
          <table:table-cell table:style-name="Tableau4.A1" office:value-type="string">
            <text:p text:style-name="P41" loext:marker-style-name="T23"/>
          </table:table-cell>
          <table:table-cell table:style-name="Tableau4.A1" office:value-type="string">
            <text:p text:style-name="P32" loext:marker-style-name="T19"/>
            <text:p text:style-name="P38" loext:marker-style-name="T25"/>
          </table:table-cell>
        </table:table-row>
        <table:table-row table:style-name="Tableau4.1">
          <table:table-cell table:style-name="Tableau4.A1" office:value-type="string">
            <text:p text:style-name="P2" loext:marker-style-name="T18"><text:span text:style-name="T12">Imprimer un menu</text:span><text:span text:style-name="T12"/></text:p>
          </table:table-cell>
          <table:table-cell table:style-name="Tableau4.A1" office:value-type="string">
            <text:p text:style-name="Table_20_Contents" loext:marker-style-name="T18"><text:span text:style-name="T12">Connexion au Backoffice de Qwenta</text:span><text:span text:style-name="T12"/></text:p>
          </table:table-cell>
          <table:table-cell table:style-name="Tableau4.A1" office:value-type="string">
            <text:p text:style-name="P2" loext:marker-style-name="T18"><text:span text:style-name="T12">En cours d’étude avec Qwenta</text:span><text:span text:style-name="T12"/></text:p>
          </table:table-cell>
          <table:table-cell table:style-name="Tableau4.A1" office:value-type="string">
            <text:p text:style-name="P2" loext:marker-style-name="T18"><text:span text:style-name="T18">En cours d’étude avec Qwenta</text:span><text:span text:style-name="T18"/></text:p>
          </table:table-cell>
          <table:table-cell table:style-name="Tableau4.A1" office:value-type="string">
            <text:p text:style-name="P2" loext:marker-style-name="T18"><text:span text:style-name="T15">En cours d’étude avec Qwenta</text:span><text:span text:style-name="T15"/></text:p>
          </table:table-cell>
        </table:table-row>
        <table:table-row table:style-name="Tableau4.1">
          <table:table-cell table:style-name="Tableau4.A1" office:value-type="string">
            <text:p text:style-name="P2" loext:marker-style-name="T18"><text:span text:style-name="T12">Authentification</text:span><text:span text:style-name="T12"/></text:p>
            <text:p text:style-name="P31" loext:marker-style-name="T18"/>
            <text:p text:style-name="P9" loext:marker-style-name="T18"/>
            <text:p text:style-name="P10" loext:marker-style-name="T18"><text:span text:style-name="T12"/></text:p>
          </table:table-cell>
          <table:table-cell table:style-name="Tableau4.A1" office:value-type="string">
            <text:p text:style-name="P10" loext:marker-style-name="T18"><text:span text:style-name="T18">- Possibilité de se connecter et de créer un compte automatiquement avec une adresse email</text:span><text:span text:style-name="T18"/></text:p>
            <text:p text:style-name="P9" loext:marker-style-name="T18"/>
            <text:p text:style-name="P10" loext:marker-style-name="T18"><text:span text:style-name="T12">- Un lien "Besoin d'aide” permet d'envoyer directement un e-mail à nos équipes</text:span><text:span text:style-name="T12"/></text:p>
            <text:p text:style-name="P9" loext:marker-style-name="T18"/>
          </table:table-cell>
          <table:table-cell table:style-name="Tableau4.A1" office:value-type="string">
            <text:p text:style-name="P2" loext:marker-style-name="T18"><text:span text:style-name="T12">Firebase authentication +</text:span><text:span text:style-name="T12"/></text:p>
            <text:p text:style-name="P2" loext:marker-style-name="T18"><text:span text:style-name="T12">Firebase Cloud Messaging</text:span><text:span text:style-name="T12"/></text:p>
          </table:table-cell>
          <table:table-cell table:style-name="Tableau4.A1" office:value-type="string">
            <text:p text:style-name="P2"><text:span text:style-name="Emphasis"><text:span text:style-name="T18">Authentication : Cet outil offre la possibilité de se connecter avec Google, Facebook, par téléphone, par mail… C’est géré rapidement et facilement, et les utilisateurs sont stockés sur Firebase (solution google), ce qui signifie qu’il n’y a pas besoin de gérer les problèmes de RGPD, de changement de mots de passe etc.</text:span></text:span><text:span text:style-name="T18"/></text:p>
          </table:table-cell>
          <table:table-cell table:style-name="Tableau4.A1" office:value-type="string">
            <text:p text:style-name="P2" loext:marker-style-name="T18"><text:span text:style-name="T15">- réduction du « time to market »</text:span><text:span text:style-name="T15"/></text:p>
            <text:p text:style-name="P31" loext:marker-style-name="T18"/>
            <text:p text:style-name="P2"><text:span text:style-name="T15">- Firebase est construite sur Google Cloud Platform, ce qui signifie que </text:span><text:span text:style-name="Strong_20_Emphasis"><text:span text:style-name="T13">son évolution est constante</text:span></text:span><text:span text:style-name="T15"> et que les mises à jour sont automatiques.</text:span></text:p>
            <text:p text:style-name="P31" loext:marker-style-name="T18"/>
            <text:p text:style-name="P2" loext:marker-style-name="T18"><text:span text:style-name="T15">- Soutien et sécurité google</text:span><text:span text:style-name="T15"/></text:p>
          </table:table-cell>
        </table:table-row>
      </table:table>
      <text:p text:style-name="P3" loext:marker-style-name="T4"/>
      <text:p text:style-name="P27" loext:marker-style-name="T4"/>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 loext:marker-style-name="T18"><text:span text:style-name="T12">Ajout d’images</text:span><text:span text:style-name="T12"/></text:p>
            <text:p text:style-name="P31" loext:marker-style-name="T18"/>
            <text:p text:style-name="P9" loext:marker-style-name="T18"/>
            <text:p text:style-name="P10" loext:marker-style-name="T18"><text:span text:style-name="T12"/></text:p>
          </table:table-cell>
          <table:table-cell table:style-name="Tableau5.A1" office:value-type="string">
            <text:p text:style-name="P10" loext:marker-style-name="T18"><text:span text:style-name="T18">- téléchargement et stockage des images</text:span><text:span text:style-name="T18"/></text:p>
          </table:table-cell>
          <table:table-cell table:style-name="Tableau5.A1" office:value-type="string">
            <text:p text:style-name="P2" loext:marker-style-name="T18"><text:span text:style-name="T12">Firebase realtime database</text:span><text:span text:style-name="T12"/></text:p>
          </table:table-cell>
          <table:table-cell table:style-name="Tableau5.A1" office:value-type="string">
            <text:p text:style-name="P2" loext:marker-style-name="T18"><text:span text:style-name="T18">La base de données Firebase Realtime est une base de données hébergée dans le cloud. Les données sont stockées au format JSON et synchronisées en temps réel avec chaque client connecté.</text:span></text:p>
          </table:table-cell>
          <table:table-cell table:style-name="Tableau5.A1" office:value-type="string">
            <text:p text:style-name="P2" loext:marker-style-name="T18"><text:span text:style-name="T15">- Cloud firestore : base de données NoSQL permettant de transférer et de stocker facilement des données pour le développement frontend et backend.</text:span><text:span text:style-name="T15"/></text:p>
            <text:p text:style-name="P31" loext:marker-style-name="T18"/>
            <text:p text:style-name="P2" loext:marker-style-name="T18"><text:span text:style-name="T15">- hebergement rapide et sûr</text:span><text:span text:style-name="T15"/></text:p>
          </table:table-cell>
        </table:table-row>
        <text:soft-page-break/>
        <table:table-row table:style-name="Tableau5.1">
          <table:table-cell table:style-name="Tableau5.A1" office:value-type="string">
            <text:p text:style-name="Table_20_Contents" loext:marker-style-name="T17"><text:span text:style-name="T16">Export du menu en PDF</text:span><text:span text:style-name="T16"/></text:p>
            <text:p text:style-name="P11" loext:marker-style-name="T13"/>
          </table:table-cell>
          <table:table-cell table:style-name="Tableau5.A1" office:value-type="string">
            <text:p text:style-name="Table_20_Contents" loext:marker-style-name="T18"><text:span text:style-name="T21">- génération d’u fichier PDF en un click</text:span><text:span text:style-name="T21"/></text:p>
          </table:table-cell>
          <table:table-cell table:style-name="Tableau5.A1" office:value-type="string">
            <text:p text:style-name="Table_20_Contents" loext:marker-style-name="T21"><text:span text:style-name="T21">PDFkit</text:span><text:span text:style-name="T21"/></text:p>
            <text:p text:style-name="Table_20_Contents" loext:marker-style-name="T21"><text:span text:style-name="T21">https://www.npmjs.com/package/pdfkit</text:span><text:span text:style-name="T21"/></text:p>
          </table:table-cell>
          <table:table-cell table:style-name="Tableau5.A1" office:value-type="string">
            <text:p text:style-name="Table_20_Contents" loext:marker-style-name="T21"><text:span text:style-name="T21">PDFKit est une bibliothèque de génération de documents PDF pour Node et les navigateurs qui facilite la création de documents complexes, multipages et imprimables</text:span></text:p>
          </table:table-cell>
          <table:table-cell table:style-name="Tableau5.A1" office:value-type="string">
            <text:p text:style-name="Table_20_Contents" loext:marker-style-name="T21"><text:span text:style-name="T21">- installation facile : utilise le gestionnaire de packages npm via node.js</text:span><text:span text:style-name="T21"/></text:p>
            <text:p text:style-name="P12" loext:marker-style-name="T21"/>
            <text:p text:style-name="Table_20_Contents" loext:marker-style-name="T21"><text:span text:style-name="T21">- nombreuses options pour la génération des documents : police, images, couleurs</text:span><text:span text:style-name="T21"/></text:p>
            <text:p text:style-name="Table_20_Contents" loext:marker-style-name="T21"><text:span text:style-name="T21">- nombreux formats de sortie</text:span><text:span text:style-name="T21"/></text:p>
            <text:p text:style-name="P12" loext:marker-style-name="T21"/>
            <text:p text:style-name="Table_20_Contents" loext:marker-style-name="T21"><text:span text:style-name="T21">-peut être utiliser dans le navigateur</text:span><text:span text:style-name="T21"/></text:p>
            <text:p text:style-name="P12" loext:marker-style-name="T21"/>
            <text:p text:style-name="P12" loext:marker-style-name="T21"/>
          </table:table-cell>
        </table:table-row>
      </table:table>
      <text:p text:style-name="P3" loext:marker-style-name="T4"/>
      <text:p text:style-name="P27" loext:marker-style-name="T4"/>
      <text:p text:style-name="P27" loext:marker-style-name="T4"/>
      <text:p text:style-name="P27" loext:marker-style-name="T4"/>
      <text:list xml:id="list152651726960534" text:continue-list="list3625344715" text:style-name="WWNum4">
        <text:list-item>
          <text:p text:style-name="P36" loext:marker-style-name="T10"><text:span text:style-name="T10">Liens avec le back-end </text:span><text:span text:style-name="T10"/></text:p>
        </text:list-item>
      </text:list>
      <text:p text:style-name="P37" loext:marker-style-name="T7"><draw:custom-shape text:anchor-type="as-char" style:rel-width="100%" draw:z-index="8" draw:name="Forme2"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4"/>
      <text:list text:style-name="WWNum7">
        <text:list-item>
          <text:p text:style-name="P42" loext:marker-style-name="T4"><text:span text:style-name="T4">Par rapport aux besoins techniques du projet, <text:s/>nous avons décidé de travailler avec Firebase ce qui </text:span><text:span text:style-name="T8">nous permettra de gérer directement le backend avec les outils proposés. Ainsi Pas besoin d’équipe backend.</text:span></text:p>
        </text:list-item>
      </text:list>
      <text:p text:style-name="P43" loext:marker-style-name="T4"><text:span text:style-name="T8"><text:s/></text:span><text:span text:style-name="T8"/></text:p>
      <text:list text:continue-numbering="true" text:style-name="WWNum7">
        <text:list-item>
          <text:p text:style-name="P42" loext:marker-style-name="T9"><text:span text:style-name="T4">le projet nécessité de communiquer avec 3 API :</text:span><text:span text:style-name="T9"/></text:p>
        </text:list-item>
      </text:list>
      <text:p text:style-name="P43" loext:marker-style-name="T9"><text:span text:style-name="T4">- l’Api de deliveroo : Menu API</text:span><text:span text:style-name="T9"/></text:p>
      <text:p text:style-name="P43" loext:marker-style-name="T9"><text:span text:style-name="T4">- l’Api d’instagram : Graph API</text:span><text:span text:style-name="T9"/></text:p>
      <text:p text:style-name="P44" loext:marker-style-name="T9"><text:span text:style-name="T4"><text:tab/>- Lapi Rest de Firebase qui nous permettra de communiquer avec les BDD</text:span><text:span text:style-name="T9"/></text:p>
      <text:p text:style-name="P30" loext:marker-style-name="T9"/>
      <text:list text:continue-numbering="true" text:style-name="WWNum7">
        <text:list-item>
          <text:p text:style-name="P42" loext:marker-style-name="T9"><text:soft-page-break/><text:span text:style-name="T4">Nous utiliserons la BDD Realtime de Firebase, NoSql donc.</text:span><text:span text:style-name="T9"/></text:p>
        </text:list-item>
      </text:list>
      <text:p text:style-name="P29" loext:marker-style-name="T4"/>
      <text:p text:style-name="P33" loext:marker-style-name="T10"/>
      <text:list xml:id="list152650533164770" text:continue-list="list152651726960534" text:style-name="WWNum4">
        <text:list-item>
          <text:p text:style-name="P36" loext:marker-style-name="T10"><text:span text:style-name="T10">Préconisations concernant le domaine et l’hébergement</text:span><text:span text:style-name="T10"/></text:p>
        </text:list-item>
      </text:list>
      <text:p text:style-name="P37" loext:marker-style-name="T7"><draw:custom-shape text:anchor-type="as-char" style:rel-width="100%" draw:z-index="9" draw:name="Forme3"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4"/>
      <text:list text:style-name="WWNum8">
        <text:list-item>
          <text:p text:style-name="P15" loext:marker-style-name="T4"><text:span text:style-name="T4">Nom du domaine : nous préconisons l’utilisation d’un sous-domaine de Qwenta.</text:span><text:span text:style-name="T4"/></text:p>
        </text:list-item>
      </text:list>
      <text:p text:style-name="P16" loext:marker-style-name="T4"><text:span text:style-name="T4">Ex : qwenta,menumaker.fr ainsi MenumMaker pourra tirer parti du référencement du site Qwenta, de sa notorioté ainsi que des avanatges liés à la marque Qwenta.</text:span><text:span text:style-name="T4"/></text:p>
      <text:p text:style-name="P28" loext:marker-style-name="T4"/>
      <text:list text:continue-numbering="true" text:style-name="WWNum8">
        <text:list-item>
          <text:p text:style-name="P15" loext:marker-style-name="T4"><text:span text:style-name="T4">Hébergement :</text:span><text:span text:style-name="T4"/></text:p>
        </text:list-item>
      </text:list>
      <text:p text:style-name="P26" loext:marker-style-name="T4"/>
      <text:p text:style-name="P17" loext:marker-style-name="T4"><text:span text:style-name="T4">Option 1 : utilisation du serveur d’hébergement actuel de Qwenta si celui-ci est cohérent avec le projet.</text:span><text:span text:style-name="T4"/></text:p>
      <text:p text:style-name="P17" loext:marker-style-name="T4"><text:span text:style-name="T4">Option 2 : Dans la logique de nos préconisations techniques, nous utiliserons Google Firebase.</text:span><text:span text:style-name="T4"/></text:p>
      <text:p text:style-name="P26" loext:marker-style-name="T4"/>
      <text:list text:continue-numbering="true" text:style-name="WWNum8">
        <text:list-item>
          <text:p text:style-name="P15" loext:marker-style-name="T4"><text:span text:style-name="T4">Adresses e-mail.</text:span><text:span text:style-name="T4"/></text:p>
        </text:list-item>
      </text:list>
      <text:p text:style-name="P28" loext:marker-style-name="T4"/>
      <text:p text:style-name="P16" loext:marker-style-name="T4"><text:span text:style-name="T4">Utilisation d’adresse email classique de types </text:span><text:a xlink:type="simple" xlink:href="mailto:contact@qwenta.menumaker.fr" text:style-name="Internet_20_link" text:visited-style-name="Visited_20_Internet_20_Link"><text:span text:style-name="Internet_20_link"><text:span text:style-name="T4">contact@qwenta.menumaker.fr</text:span></text:span></text:a><text:span text:style-name="T4"> ou </text:span><text:a xlink:type="simple" xlink:href="mailto:assistance@qwenta.menumaker.fr" text:style-name="Internet_20_link" text:visited-style-name="Visited_20_Internet_20_Link"><text:span text:style-name="Internet_20_link"><text:span text:style-name="T4">assistance@qwenta.menumaker.fr</text:span></text:span></text:a><text:span text:style-name="T4"> </text:span></text:p>
      <text:p text:style-name="P28" loext:marker-style-name="T4"/>
      <text:p text:style-name="P16" loext:marker-style-name="T4"><text:span text:style-name="T4">nous pouvons aussi imaginer l’utilisation d’une adresse un peu différente et dans le thème du projet. Par exemple : </text:span><text:span text:style-name="Internet_20_link"><text:span text:style-name="T4">chaudevant@qwenta.menumaker.fr</text:span></text:span></text:p>
      <text:p text:style-name="P28" loext:marker-style-name="T4"/>
      <text:p text:style-name="P28" loext:marker-style-name="T4"/>
      <text:p text:style-name="P34" loext:marker-style-name="T10"/>
      <text:list xml:id="list152651290348374" text:continue-list="list152650533164770" text:style-name="WWNum4">
        <text:list-item>
          <text:p text:style-name="P18" loext:marker-style-name="T11"><text:span text:style-name="T10">Accessibilité</text:span><text:span text:style-name="T11"/></text:p>
        </text:list-item>
      </text:list>
      <text:p text:style-name="P37" loext:marker-style-name="T7"><draw:custom-shape text:anchor-type="as-char" style:rel-width="100%" draw:z-index="10" draw:name="Forme4"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2">
        <text:list-item>
          <text:p text:style-name="P19" loext:marker-style-name="T4"><text:span text:style-name="T4">Compatibilité navigateur : le site sera compatible avec les dernières versions de Chrome, Firefox et Safari.</text:span></text:p>
        </text:list-item>
        <text:list-item>
          <text:p text:style-name="P19" loext:marker-style-name="T4"><text:span text:style-name="T4">Types d’appareils : version desktop à ce jour uniquement.</text:span><text:span text:style-name="T4"/></text:p>
        </text:list-item>
      </text:list>
      <text:p text:style-name="P28" loext:marker-style-name="T4"><text:soft-page-break/></text:p>
      <text:p text:style-name="P27" loext:marker-style-name="T4"/>
      <text:list xml:id="list152650801421264" text:continue-list="list152651290348374" text:style-name="WWNum4">
        <text:list-item>
          <text:p text:style-name="P18" loext:marker-style-name="T10"><text:span text:style-name="T10">Services tiers</text:span><text:span text:style-name="T10"/></text:p>
        </text:list-item>
      </text:list>
      <text:p text:style-name="P37" loext:marker-style-name="T7"><draw:custom-shape text:anchor-type="as-char" style:rel-width="100%" draw:z-index="11" draw:name="Forme5"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loext:marker-style-name="T4"/>
      <text:list text:style-name="WWNum1">
        <text:list-item>
          <text:p text:style-name="P20" loext:marker-style-name="T9"><text:span text:style-name="T4">Google Cloud Storage for firebase :</text:span><text:span text:style-name="T9"/></text:p>
        </text:list-item>
      </text:list>
      <text:p text:style-name="P7" loext:marker-style-name="T9"><text:span text:style-name="T4">infrastructure Google Cloud rapide et sécurisée pour stocker et diffuser du contenu généré par les utilisateurs, tel que des photos ou des vidéos. </text:span><text:span text:style-name="T1">Cloud Storage for Firebase est un service de stockage d'objets puissant, simple et économique, conçu pour l'échelle de Google. Les SDK Firebase pour Cloud Storage ajoutent la sécurité de Google aux téléchargements de fichiers , quelle que soit la qualité du réseau. </text:span></text:p>
      <text:list text:continue-numbering="true" text:style-name="WWNum1">
        <text:list-item>
          <text:p text:style-name="P20" loext:marker-style-name="T9"><text:span text:style-name="T4">Firebase Authentication :</text:span></text:p>
        </text:list-item>
      </text:list>
      <text:p text:style-name="P5" loext:marker-style-name="T1"><text:span text:style-name="T1">Solution qui permet à une application de sauvegarder en toute sécurité les données utilisateur dans le cloud et d'offrir la même expérience personnalisée sur tous les appareils de l'utilisateur. Firebase Authentication fournit des services backend, des SDK faciles à utiliser et des bibliothèques d'interface utilisateur prêtes à l'emploi pour authentifier les utilisateurs auprès de votre application. Il prend en charge l'authentification à l'aide de mots de passe, de numéros de téléphone, emails etc.</text:span><text:span text:style-name="T1"/></text:p>
      <text:p text:style-name="P4" loext:marker-style-name="T1"/>
      <text:list text:continue-numbering="true" text:style-name="WWNum1">
        <text:list-item>
          <text:p text:style-name="P20" loext:marker-style-name="T9"><text:span text:style-name="T4">Firebase Cloud Messaging: </text:span><text:span text:style-name="T1">permet l’envoi d’email pour une authentifaction simple et rapide via firebase</text:span></text:p>
        </text:list-item>
      </text:list>
      <text:p text:style-name="P4" loext:marker-style-name="T1"/>
      <text:p text:style-name="P8" loext:marker-style-name="T9"/>
      <text:list xml:id="list152651815068505" text:continue-list="list152650801421264" text:style-name="WWNum4">
        <text:list-item>
          <text:p text:style-name="P18" loext:marker-style-name="T10"><text:span text:style-name="T10">Recommandations en termes de sécurité</text:span><text:span text:style-name="T10"/></text:p>
        </text:list-item>
      </text:list>
      <text:p text:style-name="P37" loext:marker-style-name="T7"><draw:custom-shape text:anchor-type="as-char" style:rel-width="100%" draw:z-index="12" draw:name="Forme6"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loext:marker-style-name="T7"/>
      <text:list text:style-name="WWNum6">
        <text:list-item>
          <text:p text:style-name="P45" loext:marker-style-name="T4"><text:span text:style-name="T4">Utilisation d’un certificat SSL : sécurise les échanges entre le site et les utilisateurs en chiffrant les données transmises</text:span></text:p>
        </text:list-item>
        <text:list-item>
          <text:p text:style-name="P45" loext:marker-style-name="T4"><text:span text:style-name="T4">Sécurisation des mots de passe : Cryptage et hashage des mots de passe de chaque utlisateur</text:span></text:p>
        </text:list-item>
        <text:list-item>
          <text:p text:style-name="P21" loext:marker-style-name="T4"><text:span text:style-name="T5">Double authentification de l’utilisateur : après saisi du mot de passe, vérification de l’identité de l’utilisateur par sms </text:span></text:p>
        </text:list-item>
        <text:list-item>
          <text:p text:style-name="P21" loext:marker-style-name="T4"><text:span text:style-name="T5">Créer les routes : Put, Gest, Post, SignIn</text:span><text:span text:style-name="T4"><text:line-break/></text:span></text:p>
        </text:list-item>
      </text:list>
      <text:list text:continue-list="list152651815068505" text:style-name="WWNum4">
        <text:list-item>
          <text:p text:style-name="P18" loext:marker-style-name="T10"><text:span text:style-name="T10">Maintenance du site et futures mises à jour</text:span><text:span text:style-name="T10"><draw:custom-shape text:anchor-type="as-char" style:rel-width="100%" draw:z-index="13" draw:name="Forme7" draw:style-name="gr1" draw:text-style-name="P46"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list-item>
      </text:list>
      <text:p text:style-name="P24" loext:marker-style-name="T7"><text:soft-page-break/></text:p>
      <text:list text:style-name="WWNum3">
        <text:list-item>
          <text:p text:style-name="P22" loext:marker-style-name="T4"><text:span text:style-name="T4">Grandes lignes du contrat de maintenance.</text:span><text:span text:style-name="T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 style:font-family-complex="OpenSymbol" style:font-family-generic-complex="system" style:font-pitch-complex="variable"/>
    </style:style>
    <style:style style:name="ListLabel_20_10" style:display-name="ListLabel 10" style:family="text">
      <style:text-properties style:text-underline-style="none" style:font-name-complex="Wingdings"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 style:font-family-complex="OpenSymbol"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 style:font-family-complex="OpenSymbol"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 style:font-family-complex="OpenSymbol" style:font-family-generic-complex="system" style:font-pitch-complex="variable"/>
    </style:style>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491cm" svg:y="-2.143cm" svg:width="5.622cm" svg:height="2.812cm" draw:z-index="6"><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fr-FR</dc:language>
    <dc:date>2024-02-26T15:26:49.869000000</dc:date>
    <meta:editing-cycles>4</meta:editing-cycles>
    <meta:editing-duration>PT21M53S</meta:editing-duration>
    <meta:generator>LibreOffice/24.2.0.3$Windows_X86_64 LibreOffice_project/da48488a73ddd66ea24cf16bbc4f7b9c08e9bea1</meta:generator>
    <meta:document-statistic meta:table-count="5" meta:image-count="1" meta:object-count="0" meta:page-count="7" meta:paragraph-count="111" meta:word-count="984" meta:character-count="6281" meta:non-whitespace-character-count="5417"/>
    <meta:user-defined meta:name="AppVersion">15.0000</meta:user-defined>
  </office:meta>
</office:document-meta>
</file>